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3">
            <text:p>Punkte der Übungszettel</text:p>
            <text:p>Algorithmische Geometrie Sommer 2015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Zettel</text:p>
          </table:table-cell>
          <table:table-cell office:value-type="string" calcext:value-type="string">
            <text:p>Max Punkte</text:p>
          </table:table-cell>
          <table:table-cell office:value-type="string" calcext:value-type="string">
            <text:p>Erreichte Punk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.5" calcext:value-type="float">
            <text:p>11,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Erreichte Prozent:</text:p>
          </table:table-cell>
          <table:table-cell table:style-name="ce2" table:formula="of:=SUM([.C5:.C16])/SUM([.B5:.B16])" office:value-type="float" office:value="0.597457627118644" calcext:value-type="float">
            <text:p>0,597457627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Broeker</meta:initial-creator>
    <meta:creation-date>2015-07-03T13:16:26.314298011</meta:creation-date>
    <dc:date>2015-07-03T13:25:33.625976202</dc:date>
    <dc:creator>Felix Broeker</dc:creator>
    <meta:editing-duration>PT9M8S</meta:editing-duration>
    <meta:editing-cycles>2</meta:editing-cycles>
    <meta:generator>LibreOffice/4.3.3.2$Linux_X86_64 LibreOffice_project/430m0$Build-2</meta:generator>
    <meta:document-statistic meta:table-count="1" meta:cell-count="42" meta:object-count="0"/>
  </office:meta>
</office:document-meta>
</file>